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 fo:language="ru" fo:country="RU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7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7cm" svg:height="0.79cm" draw:z-index="0"><draw:image xlink:href="../../odt/images/0035.png" xlink:type="simple" xlink:show="embed" xlink:actuate="onLoad"/></draw:frame></text:p>
          </table:table-cell>
          <table:table-cell table:style-name="Table1.B1" office:value-type="string">
            <text:h text:style-name="P7" text:outline-level="1">Уточнение разрыва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769cm" svg:height="1.319cm" draw:z-index="1"><draw:image xlink:href="../../odt/images/0035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принудительное изменение шага интегрирования при пересечении входа через заданное значение. При этом на выходе блока формируется 1, если условие перехода выполняется.</text:p>
            <text:p text:style-name="P2"><text:span text:style-name="T6">Свойства</text:span><text:span text:style-name="T7">:</text:span></text:p>
            <text:list xml:id="list9219862377136029664" text:style-name="L1">
              <text:list-item>
                <text:p text:style-name="P4">Уровень пересечения –<text:span text:style-name="T3"> </text:span>вектор значений для каждого элемента входного <text:span text:style-name="T4">векторного</text:span><text:span text:style-name="T5"> сигнала</text:span>, при которых производится уточнение шага интегрирования.</text:p>
              </text:list-item>
              <text:list-item>
                <text:p text:style-name="P4">Указатель направления перехода (1,-1) –<text:span text:style-name="T3"> </text:span>вектор флагов направления уточняемого перехода для каждого элемента входного вектора<text:span text:style-name="T3">:</text:span> -1 –<text:span text:style-name="T3"> </text:span><text:s/>переход вверх, 1 –<text:span text:style-name="T3"> </text:span>переход вниз.</text:p>
              </text:list-item>
              <text:list-item>
                <text:p text:style-name="P4">Временная точность перехода –<text:span text:style-name="T3"> </text:span>вектор точности перехода для каждого элемента входного вектора.</text:p>
              </text:list-item>
            </text:list>
            <text:p text:style-name="P3">Размерность выхода блока равна размерности входа. На каждом из элементов выхода формируется 1, если условие перехода через значение выполняется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точнение разрыва</dc:title>
    <dc:date>2014-11-29T01:11:04.03</dc:date>
    <meta:generator>OpenOffice/4.1.1$Win32 OpenOffice.org_project/411m6$Build-9775</meta:generator>
    <meta:editing-duration>PT6H20M30S</meta:editing-duration>
    <meta:editing-cycles>131</meta:editing-cycles>
    <meta:document-statistic meta:table-count="1" meta:image-count="2" meta:object-count="0" meta:page-count="1" meta:paragraph-count="12" meta:word-count="107" meta:character-count="790"/>
    <meta:user-defined meta:name="Поле 1"/>
    <meta:user-defined meta:name="Поле 2"/>
    <meta:user-defined meta:name="Поле 3"/>
    <meta:user-defined meta:name="Поле 4"/>
  </office:meta>
</office:document-meta>
</file>